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Georgia" fo:font-size="18pt" fo:font-weight="bold" officeooo:rsid="0000c28c" officeooo:paragraph-rsid="0000c28c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0.1799in" fo:text-align="center" style:justify-single-word="false"/>
      <style:text-properties style:font-name="Georgia" fo:font-size="11pt" fo:font-weight="bold" officeooo:rsid="0000c28c" officeooo:paragraph-rsid="0000c28c" style:font-size-asian="9.60000038146973pt" style:font-weight-asian="bold" style:font-size-complex="11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05b828" officeooo:paragraph-rsid="0005b828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ce2b4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5b828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26bc3" style:font-size-asian="10pt" style:font-weight-asian="bold" style:font-size-complex="10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5b828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-left="none" fo:border-right="none" fo:border-top="none" fo:border-bottom="0.74pt solid #999999" style:join-border="false"/>
      <style:text-properties fo:color="#666666" loext:opacity="100%" style:font-name="Georgia" fo:font-size="14pt" fo:font-weight="bold" officeooo:rsid="0000c28c" officeooo:paragraph-rsid="0000c28c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-left="none" fo:border-right="none" fo:border-top="none" fo:border-bottom="0.74pt solid #999999" style:join-border="false"/>
      <style:text-properties fo:color="#666666" loext:opacity="100%" style:font-name="Georgia" fo:font-size="14pt" fo:font-weight="bold" officeooo:rsid="0000c28c" officeooo:paragraph-rsid="00026bc3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-hatch-name="hatch"/>
      <style:paragraph-properties fo:line-height="0.1799in" fo:text-align="start" style:justify-single-word="false" fo:padding="0.0193in" fo:border-left="none" fo:border-right="none" fo:border-top="none" fo:border-bottom="0.74pt solid #666666" style:join-border="false"/>
      <style:text-properties fo:color="#666666" loext:opacity="100%" style:font-name="Georgia" fo:font-size="14pt" fo:font-weight="bold" officeooo:rsid="0000c28c" officeooo:paragraph-rsid="0005b828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-hatch-name="hatch"/>
      <style:paragraph-properties fo:line-height="0.1799in" fo:text-align="start" style:justify-single-word="false" fo:padding="0.0193in" fo:border-left="none" fo:border-right="none" fo:border-top="none" fo:border-bottom="0.74pt solid #666666" style:join-border="false"/>
      <style:text-properties fo:color="#666666" loext:opacity="100%" style:font-name="Georgia" fo:font-size="14pt" fo:font-weight="bold" officeooo:rsid="0000c28c" officeooo:paragraph-rsid="0006315a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d7b1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315a" style:font-size-asian="10pt" style:font-weight-asian="normal" style:font-size-complex="10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6bc3" style:font-size-asian="10pt" style:font-weight-asian="normal" style:font-size-complex="10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7eae" style:font-size-asian="10pt" style:font-weight-asian="normal" style:font-size-complex="10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0.0598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7eae" officeooo:paragraph-rsid="0005b828" style:font-size-asian="10pt" style:font-weight-asian="normal" style:font-size-complex="10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26bc3" officeooo:paragraph-rsid="00043581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0in" fo:margin-right="0in" fo:line-height="0.1402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1pt" fo:font-weight="normal" officeooo:rsid="00026bc3" officeooo:paragraph-rsid="00026bc3" style:font-size-asian="11pt" style:font-weight-asian="normal" style:font-size-complex="11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line-height="0.1402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0c28c" officeooo:paragraph-rsid="0000c28c" style:font-size-asian="11pt" style:font-weight-asian="normal" style:font-size-complex="11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4pt" fo:font-weight="bold" officeooo:rsid="00026bc3" officeooo:paragraph-rsid="0005b828" style:font-size-asian="14pt" style:font-weight-asian="bold" style:font-size-complex="14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4pt" fo:font-weight="bold" officeooo:rsid="00026bc3" officeooo:paragraph-rsid="00026bc3" style:font-size-asian="14pt" style:font-weight-asian="bold" style:font-size-complex="14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sans-serif" fo:font-size="10pt" fo:font-weight="bold" officeooo:rsid="0005b828" officeooo:paragraph-rsid="0005b828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0.1799in" fo:text-align="center" style:justify-single-word="false"/>
      <style:text-properties fo:color="#999999" loext:opacity="100%" style:font-name="Georgia" fo:font-size="10pt" fo:font-weight="normal" officeooo:rsid="0000c28c" officeooo:paragraph-rsid="0000c28c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999999" loext:opacity="100%" style:font-name="Georgia" fo:font-size="10pt" fo:font-weight="bold" officeooo:rsid="0000c28c" officeooo:paragraph-rsid="0000c28c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ce2b4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666666" loext:opacity="100%" fo:font-size="10pt" fo:font-weight="normal" officeooo:rsid="00027eae" style:font-size-asian="10pt" style:font-weight-asian="normal" style:font-size-complex="10pt" style:font-weight-complex="normal"/>
    </style:style>
    <style:style style:name="T4" style:family="text">
      <style:text-properties fo:color="#666666" loext:opacity="100%" fo:font-size="10pt" fo:font-weight="normal" officeooo:rsid="0004b79c" style:font-size-asian="10pt" style:font-weight-asian="normal" style:font-size-complex="10pt" style:font-weight-complex="normal"/>
    </style:style>
    <style:style style:name="T5" style:family="text">
      <style:text-properties fo:color="#666666" loext:opacity="100%" fo:font-size="10pt" fo:font-weight="normal" officeooo:rsid="0006315a" style:font-size-asian="10pt" style:font-weight-asian="normal" style:font-size-complex="10pt" style:font-weight-complex="normal"/>
    </style:style>
    <style:style style:name="T6" style:family="text">
      <style:text-properties fo:color="#666666" loext:opacity="100%" fo:font-size="10pt" fo:font-weight="normal" officeooo:rsid="0009b6cc" style:font-size-asian="10pt" style:font-weight-asian="normal" style:font-size-complex="10pt" style:font-weight-complex="normal"/>
    </style:style>
    <style:style style:name="T7" style:family="text">
      <style:text-properties fo:color="#666666" loext:opacity="100%" fo:font-size="10pt" style:font-size-asian="10pt" style:font-size-complex="10pt"/>
    </style:style>
    <style:style style:name="T8" style:family="text">
      <style:text-properties fo:color="#666666" loext:opacity="100%" officeooo:rsid="00026bc3"/>
    </style:style>
    <style:style style:name="T9" style:family="text">
      <style:text-properties fo:color="#666666" loext:opacity="100%" officeooo:rsid="00043581"/>
    </style:style>
    <style:style style:name="T10" style:family="text">
      <style:text-properties fo:color="#666666" loext:opacity="100%" style:font-name="Georgia" fo:font-weight="normal" style:font-weight-asian="normal" style:font-weight-complex="normal"/>
    </style:style>
    <style:style style:name="T11" style:family="text">
      <style:text-properties fo:color="#666666" loext:opacity="100%" style:font-name="Georgia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color="#666666" loext:opacity="100%" style:font-name="Georgia" fo:font-size="10pt" fo:font-weight="normal" officeooo:rsid="0004b79c" style:font-size-asian="10pt" style:font-weight-asian="normal" style:font-size-complex="10pt" style:font-weight-complex="normal"/>
    </style:style>
    <style:style style:name="T13" style:family="text">
      <style:text-properties fo:color="#666666" loext:opacity="100%" officeooo:rsid="000ce2b4"/>
    </style:style>
    <style:style style:name="T14" style:family="text">
      <style:text-properties fo:color="#000000" loext:opacity="100%" fo:font-weight="normal" style:font-weight-asian="normal" style:font-weight-complex="normal"/>
    </style:style>
    <style:style style:name="T15" style:family="text">
      <style:text-properties fo:color="#000000" loext:opacity="100%" fo:font-weight="normal" officeooo:rsid="00027eae" style:font-weight-asian="normal" style:font-weight-complex="normal"/>
    </style:style>
    <style:style style:name="T16" style:family="text">
      <style:text-properties fo:color="#000000" loext:opacity="100%" fo:font-weight="normal" officeooo:rsid="0007ef1a" style:font-weight-asian="normal" style:font-weight-complex="normal"/>
    </style:style>
    <style:style style:name="T17" style:family="text">
      <style:text-properties fo:color="#000000" loext:opacity="100%" fo:font-weight="normal" officeooo:rsid="0009b6cc" style:font-weight-asian="normal" style:font-weight-complex="normal"/>
    </style:style>
    <style:style style:name="T18" style:family="text">
      <style:text-properties fo:color="#000000" loext:opacity="100%" fo:font-weight="normal" officeooo:rsid="000ce2b4" style:font-weight-asian="normal" style:font-weight-complex="normal"/>
    </style:style>
    <style:style style:name="T19" style:family="text">
      <style:text-properties fo:color="#000000" loext:opacity="100%" style:font-name="Georgia" fo:font-size="14pt" fo:font-weight="bold" officeooo:rsid="00026bc3" style:font-size-asian="14pt" style:font-weight-asian="bold" style:font-size-complex="14pt" style:font-weight-complex="bold"/>
    </style:style>
    <style:style style:name="T20" style:family="text">
      <style:text-properties fo:color="#000000" loext:opacity="100%" style:font-name="Georgia" fo:font-size="14pt" fo:font-weight="bold" officeooo:rsid="000ce2b4" style:font-size-asian="14pt" style:font-weight-asian="bold" style:font-size-complex="14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27eae" style:font-weight-asian="bold" style:font-weight-complex="bold"/>
    </style:style>
    <style:style style:name="T23" style:family="text">
      <style:text-properties fo:font-weight="bold" officeooo:rsid="0004b79c" style:font-weight-asian="bold" style:font-weight-complex="bold"/>
    </style:style>
    <style:style style:name="T24" style:family="text">
      <style:text-properties fo:font-weight="bold" officeooo:rsid="0006315a" style:font-weight-asian="bold" style:font-weight-complex="bold"/>
    </style:style>
    <style:style style:name="T25" style:family="text">
      <style:text-properties fo:font-weight="bold" officeooo:rsid="0006d7b1" style:font-weight-asian="bold" style:font-weight-complex="bold"/>
    </style:style>
    <style:style style:name="T26" style:family="text">
      <style:text-properties fo:font-weight="bold" officeooo:rsid="000ce2b4" style:font-weight-asian="bold" style:font-weight-complex="bold"/>
    </style:style>
    <style:style style:name="T27" style:family="text">
      <style:text-properties officeooo:rsid="00027eae"/>
    </style:style>
    <style:style style:name="T28" style:family="text">
      <style:text-properties officeooo:rsid="0004b79c"/>
    </style:style>
    <style:style style:name="T29" style:family="text">
      <style:text-properties officeooo:rsid="0005b828"/>
    </style:style>
    <style:style style:name="T30" style:family="text">
      <style:text-properties style:font-name="Georgia"/>
    </style:style>
    <style:style style:name="T31" style:family="text">
      <style:text-properties officeooo:rsid="0006d7b1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officeooo:rsid="00102c48" style:font-size-asian="10pt" style:font-size-complex="10pt"/>
    </style:style>
    <style:style style:name="T34" style:family="text">
      <style:text-properties fo:font-size="10pt" fo:font-weight="normal" style:font-size-asian="10pt" style:font-weight-asian="normal" style:font-size-complex="10pt" style:font-weight-complex="normal"/>
    </style:style>
    <style:style style:name="T35" style:family="text">
      <style:text-properties fo:font-size="10pt" fo:font-weight="normal" officeooo:rsid="00102c48" style:font-size-asian="10pt" style:font-weight-asian="normal" style:font-size-complex="10pt" style:font-weight-complex="normal"/>
    </style:style>
    <style:style style:name="T36" style:family="text">
      <style:text-properties officeooo:rsid="000ce2b4"/>
    </style:style>
    <style:style style:name="T37" style:family="text">
      <style:text-properties officeooo:rsid="000d38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<text:span text:style-name="T1">SCANU</text:span></text:p>
      <text:p text:style-name="P2"><text:span text:style-name="T5">Software Engineer &amp; </text:span><text:span text:style-name="T2">Web Developer | </text:span><text:a xlink:type="simple" xlink:href="mailto:danielkeq@gmail.com?subject=Resume Interest" text:style-name="Internet_20_link" text:visited-style-name="Visited_20_Internet_20_Link"><text:span text:style-name="T34">daniel</text:span><text:span text:style-name="T35">keq</text:span><text:span text:style-name="T34">@</text:span><text:span text:style-name="T35">gmail</text:span><text:span text:style-name="T34">.</text:span><text:span text:style-name="T35">com</text:span></text:a><text:span text:style-name="T2"> | Trondheim, Norway </text:span><text:span text:style-name="T6">| </text:span><text:a xlink:type="simple" xlink:href="https://github.com/Myphz" text:style-name="Internet_20_link" text:visited-style-name="Visited_20_Internet_20_Link"><text:span text:style-name="T2">github.com/Myphz</text:span></text:a></text:p>
      <text:p text:style-name="P31"/>
      <text:p text:style-name="P8">Skills</text:p>
      <text:p text:style-name="P32"><text:span text:style-name="T1">Languages:</text:span><text:tab/><text:tab/><text:span text:style-name="T14">Python, JavaScript, TypeScript, Rust, Java, C, </text:span><text:span text:style-name="T16">C++, </text:span><text:span text:style-name="T14">SASS, CSS, HTML, SQL</text:span></text:p>
      <text:p text:style-name="P32"><text:span text:style-name="T1">Technologies:</text:span><text:tab/><text:tab/><text:span text:style-name="T14">Vue, React, NodeJS, Vite, Express, Rocket, MongoDB, </text:span><text:span text:style-name="T16">GraphQL, NextJS, </text:span><text:span text:style-name="T15">Astro</text:span><text:span text:style-name="T14">, Flask, Git, <text:tab/><text:tab/><text:tab/></text:span><text:span text:style-name="T17">Linux, </text:span><text:span text:style-name="T14">Shell, </text:span><text:span text:style-name="T18">Svelte, Strapi, Zustand</text:span></text:p>
      <text:p text:style-name="P27"/>
      <text:p text:style-name="P9">Professional Experience</text:p>
      <text:p text:style-name="P14"><text:span text:style-name="T36">Senior Front</text:span> <text:span text:style-name="T36">End </text:span>Developer – <text:span text:style-name="T36">Dev</text:span><text:span text:style-name="T27">e</text:span><text:span text:style-name="T36">loper</text:span><text:span text:style-name="T27"> team<text:tab/><text:tab/><text:tab/><text:tab/> <text:s text:c="13"/></text:span><text:span text:style-name="T13">San Francisco</text:span><text:span text:style-name="T9">, </text:span><text:span text:style-name="T13">USA (remote)</text:span></text:p>
      <text:p text:style-name="P33"><text:span text:style-name="T19">ContinuumLab<text:tab/><text:tab/><text:tab/><text:tab/><text:tab/><text:tab/><text:tab/><text:tab/> <text:s text:c="11"/></text:span><text:span text:style-name="T12">Nov</text:span><text:span text:style-name="T20"> </text:span><text:span text:style-name="T12">2022 - Current</text:span></text:p>
      <text:p text:style-name="P4"><text:span text:style-name="T36">V</text:span>enture firm focused on startup innovation, incubation, and investment</text:p>
      <text:p text:style-name="P14">• <text:span text:style-name="T36">Develop &amp; architect web interface for</text:span><text:span text:style-name="T26"> social media platform</text:span></text:p>
      <text:p text:style-name="P14">• <text:span text:style-name="T36">Set up back-end communication with </text:span><text:span text:style-name="T26">Strapi CMS using GraphQL</text:span></text:p>
      <text:p text:style-name="P14">• <text:span text:style-name="T36">Display </text:span><text:span text:style-name="T26">real-time data with SSE and WebSockets</text:span></text:p>
      <text:p text:style-name="P15">• <text:span text:style-name="T28">Integration with </text:span><text:span text:style-name="T26">auth providers </text:span><text:span text:style-name="T36">such as Keycloak</text:span></text:p>
      <text:p text:style-name="P15">• <text:span text:style-name="T26">Lead developer team with success</text:span></text:p>
      <text:p text:style-name="P21"/>
      <text:p text:style-name="P12">Full Stack Developer – <text:span text:style-name="T27">Back office team<text:tab/><text:tab/><text:tab/><text:tab/><text:tab/><text:tab/> <text:s text:c="3"/><text:tab/> </text:span><text:span text:style-name="T9">Trondheim, Norway</text:span></text:p>
      <text:p text:style-name="P28">Way AS<text:tab/><text:tab/><text:tab/><text:tab/><text:tab/><text:tab/><text:tab/><text:tab/><text:tab/><text:tab/> <text:s text:c="2"/><text:tab/> <text:s text:c="2"/><text:span text:style-name="T4">Aug 2022 - Current</text:span></text:p>
      <text:p text:style-name="P5">Simulator-based driving school</text:p>
      <text:p text:style-name="P12">• <text:span text:style-name="T28">Handle users’ data with </text:span><text:span text:style-name="T23">real-time GraphQL queries &amp; mutations</text:span></text:p>
      <text:p text:style-name="P12">• <text:span text:style-name="T28">Architect </text:span><text:span text:style-name="T36">and</text:span><text:span text:style-name="T28"> build </text:span><text:span text:style-name="T23">booking &amp; payment infrastructure</text:span><text:span text:style-name="T28"> with custom interface</text:span></text:p>
      <text:p text:style-name="P12">• <text:span text:style-name="T28">Develop </text:span><text:span text:style-name="T23">front-end interface</text:span><text:span text:style-name="T28"> from Figma design sketches &amp; design system</text:span></text:p>
      <text:p text:style-name="P12">• <text:span text:style-name="T28">Create </text:span><text:span text:style-name="T23">cross-platform mobile student app</text:span><text:span text:style-name="T28"> to automatically handle bookings &amp; payments</text:span></text:p>
      <text:p text:style-name="P16">• <text:span text:style-name="T31">Set up </text:span><text:span text:style-name="T25">administration pipelines</text:span><text:span text:style-name="T31"> to handle automatic app versioning and building</text:span></text:p>
      <text:p text:style-name="P13">• <text:span text:style-name="T28">Integration with </text:span><text:span text:style-name="T23">payment providers</text:span><text:span text:style-name="T28">, </text:span><text:span text:style-name="T23">Google Firebase</text:span><text:span text:style-name="T28"> and </text:span><text:span text:style-name="T23">Google Cloud</text:span><text:span text:style-name="T28"> platforms</text:span></text:p>
      <text:p text:style-name="P17">• <text:span text:style-name="T24">Helped company business growth</text:span></text:p>
      <text:p text:style-name="P20"/>
      <text:p text:style-name="P22">Software engineer – Python tutor<text:tab/><text:tab/><text:tab/><text:tab/><text:tab/><text:tab/><text:tab/><text:tab/> <text:s text:c="12"/><text:tab/> <text:s text:c="10"/><text:span text:style-name="T1">Remote</text:span></text:p>
      <text:p text:style-name="P28">Freelancer<text:tab/><text:tab/><text:tab/><text:tab/><text:tab/><text:tab/><text:tab/><text:tab/><text:tab/> <text:s text:c="13"/><text:span text:style-name="T3">J</text:span><text:span text:style-name="T2">ul 2020 – </text:span><text:span text:style-name="T3">Current</text:span></text:p>
      <text:p text:style-name="P7"><text:span text:style-name="T27">Programmer</text:span> and private tutor</text:p>
      <text:p text:style-name="P12">• <text:span text:style-name="T27">Work for </text:span><text:span text:style-name="T22">hundreds of private customers</text:span><text:span text:style-name="T27"> all over the world</text:span></text:p>
      <text:p text:style-name="P12">• <text:span text:style-name="T27">Advanced </text:span><text:span text:style-name="T22">tutoring sessions</text:span><text:span text:style-name="T27"> about Python and general computer science concepts</text:span></text:p>
      <text:p text:style-name="P13">• <text:span text:style-name="T22">Hundreds of 5-star reviews</text:span></text:p>
      <text:p text:style-name="P24"/>
      <text:p text:style-name="P23">Full Stack Developer – Developer team<text:tab/><text:tab/><text:tab/><text:tab/><text:tab/><text:tab/><text:tab/> <text:s text:c="13"/><text:span text:style-name="T8">Italy </text:span><text:span text:style-name="T13">(r</text:span><text:span text:style-name="T8">emote</text:span><text:span text:style-name="T13">)</text:span></text:p>
      <text:p text:style-name="P29">pianobit s.r.l<text:tab/><text:tab/><text:tab/><text:tab/><text:tab/><text:tab/><text:tab/><text:tab/><text:tab/> <text:s text:c="9"/><text:span text:style-name="T2">June 2021 - </text:span><text:span text:style-name="T3">July</text:span><text:span text:style-name="T2"> 202</text:span><text:span text:style-name="T3">2</text:span></text:p>
      <text:p text:style-name="P6">NodeJS Full Stack web application development – SaaS company</text:p>
      <text:p text:style-name="P18">• Built <text:span text:style-name="T21">back-end microservices architecture</text:span> <text:span text:style-name="T28">with custom authentication </text:span><text:span text:style-name="T37">system </text:span><text:span text:style-name="T28">and cryptography </text:span><text:span text:style-name="T37">solutions</text:span></text:p>
      <text:p text:style-name="P18">• Led project to develop <text:span text:style-name="T21">front-end</text:span> interface with Vue and Vuex <text:span text:style-name="T28">for file sharing</text:span></text:p>
      <text:p text:style-name="P18">• Contributed to <text:span text:style-name="T21">real-time</text:span> trading application, <text:span text:style-name="T28">handling socket connections and real time feeds</text:span></text:p>
      <text:p text:style-name="P19">• <text:span text:style-name="T22">Result in</text:span><text:span text:style-name="T27"> </text:span><text:span text:style-name="T22">100% satisfaction from customer</text:span></text:p>
      <text:p text:style-name="P26"/>
      <text:p text:style-name="P10">Projects</text:p>
      <text:p text:style-name="P30"><text:span text:style-name="T30">Freelancer website <text:s text:c="12"/><text:tab/><text:tab/><text:tab/></text:span><text:span text:style-name="T10"><text:tab/><text:tab/><text:tab/><text:tab/><text:tab/><text:tab/> <text:s text:c="16"/></text:span><text:a xlink:type="simple" xlink:href="https://ddaniel.dev/" text:style-name="Internet_20_link" text:visited-style-name="Visited_20_Internet_20_Link"><text:span text:style-name="T11">ddaniel.dev</text:span></text:a></text:p>
      <text:p text:style-name="P3">My freelancing website to reach out to new clients</text:p>
      <text:p text:style-name="P12">• <text:span text:style-name="T29">Astro, SASS, Express</text:span></text:p>
      <text:p text:style-name="P30"><text:span text:style-name="T30">Personal portfolio<text:tab/><text:tab/><text:tab/><text:tab/><text:tab/><text:tab/><text:tab/><text:tab/> <text:s text:c="10"/><text:tab/> <text:s text:c="8"/></text:span><text:a xlink:type="simple" xlink:href="https://myphz.github.io/Myphz" text:style-name="Internet_20_link" text:visited-style-name="Visited_20_Internet_20_Link"><text:span text:style-name="T10">myphz.github.io/Myphz</text:span></text:a></text:p>
      <text:p text:style-name="P3">My personal website, to showcase my skills and projects</text:p>
      <text:p text:style-name="P12">• React + Typescript, Rust + Rocket, SASS</text:p>
      <text:p text:style-name="P30"><text:span text:style-name="T30">wwwallet<text:tab/><text:tab/><text:tab/><text:tab/><text:tab/><text:tab/><text:tab/><text:tab/> <text:s text:c="11"/><text:tab/><text:tab/><text:tab/> <text:s text:c="12"/></text:span><text:a xlink:type="simple" xlink:href="http://wwwallet.app/" text:style-name="Internet_20_link" text:visited-style-name="Visited_20_Internet_20_Link"><text:span text:style-name="T10">wwwallet.app</text:span></text:a></text:p>
      <text:p text:style-name="P3">Cryptocurrency trading &amp; investments tracking web and mobile app, updated real-time</text:p>
      <text:p text:style-name="P12">• Vue + Pinia, Express, MongoDB, SASS</text:p>
      <text:p text:style-name="P30"><text:span text:style-name="T30">Sort Visualizer<text:tab/><text:tab/><text:tab/><text:tab/><text:tab/><text:tab/><text:tab/><text:tab/> <text:s text:c="11"/><text:tab/> <text:s text:c="18"/></text:span><text:a xlink:type="simple" xlink:href="http://sortvisualizer.com/" text:style-name="Internet_20_link" text:visited-style-name="Visited_20_Internet_20_Link"><text:span text:style-name="T10">sortvisualizer.com</text:span></text:a></text:p>
      <text:p text:style-name="P3">Web application to display and animate 15+ sorting algorithms</text:p>
      <text:p text:style-name="P12">• Vanilla JavaScript, Flask, CSS</text:p>
      <text:p text:style-name="P12"/>
      <text:p text:style-name="P11">Education</text:p>
      <text:p text:style-name="P25">ITIS Cuneo Delpozzo – Computer Science and Telecommunications<text:tab/><text:tab/><text:tab/><text:tab/> <text:s text:c="14"/><text:span text:style-name="T7">Ital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666666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1299in" fo:margin-bottom="0.1299in" fo:margin-left="0.570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40:32.822751732</meta:creation-date>
    <dc:date>2023-04-25T15:02:26.004020107</dc:date>
    <meta:editing-duration>PT56M33S</meta:editing-duration>
    <meta:editing-cycles>13</meta:editing-cycles>
    <meta:generator>LibreOffice/7.5.2.2$Linux_X86_64 LibreOffice_project/50$Build-2</meta:generator>
    <meta:document-statistic meta:table-count="0" meta:image-count="0" meta:object-count="0" meta:page-count="1" meta:paragraph-count="52" meta:word-count="393" meta:character-count="3024" meta:non-whitespace-character-count="2358"/>
  </office:meta>
</office:document-meta>
</file>